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3.3cm" svg:x="6.1cm" svg:y="1cm">
          <text:p text:style-name="P1">Use input number to</text:p>
          <text:p text:style-name="P1">Output a particular</text:p>
          <text:p text:style-name="P1">month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3cm" svg:y1="4.3cm" svg:x2="8.5cm" svg:y2="5.4cm">
          <text:p/>
        </draw:line>
        <draw:custom-shape draw:style-name="gr1" draw:text-style-name="P1" draw:layer="layout" svg:width="4.1cm" svg:height="2.2cm" svg:x="6.2cm" svg:y="5.4cm">
          <text:p text:style-name="P1">INPUT</text:p>
          <text:p text:style-name="P1">numb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2cm" svg:y1="4.3cm" svg:x2="12cm" svg:y2="5.4cm">
          <text:p/>
        </draw:line>
        <draw:custom-shape draw:style-name="gr1" draw:text-style-name="P1" draw:layer="layout" svg:width="4.2cm" svg:height="2.2cm" svg:x="11.1cm" svg:y="5.4cm">
          <text:p text:style-name="P1">Decide which</text:p>
          <text:p text:style-name="P1">mont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3cm" svg:x="12.441cm" svg:y="7.6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1.5cm" svg:height="1.3cm" svg:x="5.1cm" svg:y="1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1.5cm" svg:height="1.3cm" svg:x="5.8cm" svg:y="13.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1.5cm" svg:height="1.3cm" svg:x="6.3cm" svg:y="13.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1.5cm" svg:height="1.3cm" svg:x="6.9cm" svg:y="13.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1.5cm" svg:height="1.3cm" svg:x="7.8cm" svg:y="13.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1.5cm" svg:height="1.3cm" svg:x="8.1cm" svg:y="13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1.5cm" svg:height="1.3cm" svg:x="8.4cm" svg:y="13.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1.5cm" svg:height="1.3cm" svg:x="8.7cm" svg:y="13.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1.5cm" svg:height="1.3cm" svg:x="9cm" svg:y="13.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1.5cm" svg:height="1.3cm" svg:x="9.4cm" svg:y="13.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1.5cm" svg:height="1.3cm" svg:x="11cm" svg:y="9.6cm">
          <text:p text:style-name="P1">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13.6cm" svg:y1="8.6cm" svg:x2="14.4cm" svg:y2="9.7cm">
          <text:p/>
        </draw:line>
        <draw:custom-shape draw:style-name="gr1" draw:text-style-name="P1" draw:layer="layout" svg:width="4.2cm" svg:height="2.2cm" svg:x="13.2cm" svg:y="9.7cm">
          <text:p text:style-name="P1">OUTPUT</text:p>
          <text:p text:style-name="P1">Januar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8cm" svg:y1="8.7cm" svg:x2="12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2:01:24.883000000</meta:creation-date>
    <dc:date>2014-09-29T12:15:23.602000000</dc:date>
    <meta:editing-duration>PT1M36S</meta:editing-duration>
    <meta:editing-cycles>2</meta:editing-cycles>
    <meta:generator>LibreOffice/4.2.5.2$Windows_x86 LibreOffice_project/61cb170a04bb1f12e77c884eab9192be736ec5f5</meta:generator>
    <meta:document-statistic meta:object-count="20"/>
  </office:meta>
</office:document-meta>
</file>